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paragraph-rsid="001b5d30"/>
    </style:style>
    <style:style style:name="P4" style:family="paragraph" style:parent-style-name="Text_20_body">
      <style:text-properties fo:font-weight="normal" officeooo:paragraph-rsid="001b5d30" style:font-weight-asian="normal" style:font-weight-complex="normal"/>
    </style:style>
    <style:style style:name="P5" style:family="paragraph" style:parent-style-name="Subtitle">
      <style:paragraph-properties fo:line-height="100%"/>
      <style:text-properties officeooo:paragraph-rsid="001b5d30"/>
    </style:style>
    <style:style style:name="P6" style:family="paragraph" style:parent-style-name="Subtitle">
      <style:text-properties officeooo:rsid="001090ba" officeooo:paragraph-rsid="001b5d30"/>
    </style:style>
    <style:style style:name="P7" style:family="paragraph" style:parent-style-name="Title" style:master-page-name="First_20_Page">
      <style:paragraph-properties style:page-number="auto"/>
      <style:text-properties officeooo:rsid="000e4033" officeooo:paragraph-rsid="001b5d30"/>
    </style:style>
    <style:style style:name="P8" style:family="paragraph" style:parent-style-name="Heading_20_1" style:list-style-name="">
      <style:paragraph-properties fo:margin-left="0cm" fo:margin-right="0cm" fo:text-indent="0cm" style:auto-text-indent="false"/>
      <style:text-properties officeooo:paragraph-rsid="001b5d30"/>
    </style:style>
    <style:style style:name="P9" style:family="paragraph" style:parent-style-name="Heading_20_1" style:list-style-name="">
      <style:text-properties officeooo:paragraph-rsid="001b5d30"/>
    </style:style>
    <style:style style:name="P10" style:family="paragraph" style:parent-style-name="Heading_20_1">
      <style:paragraph-properties fo:break-before="page"/>
      <style:text-properties officeooo:paragraph-rsid="001b5d30"/>
    </style:style>
    <style:style style:name="P11" style:family="paragraph" style:parent-style-name="Heading_20_1">
      <style:text-properties officeooo:paragraph-rsid="001b5d30"/>
    </style:style>
    <style:style style:name="P12" style:family="paragraph" style:parent-style-name="Heading_20_1" style:list-style-name="WWNum1">
      <style:text-properties officeooo:paragraph-rsid="001b5d30"/>
    </style:style>
    <style:style style:name="P13" style:family="paragraph" style:parent-style-name="Heading_20_1" style:list-style-name="WWNum1">
      <style:paragraph-properties fo:break-before="page"/>
      <style:text-properties officeooo:paragraph-rsid="001b5d30"/>
    </style:style>
    <style:style style:name="P14" style:family="paragraph" style:parent-style-name="Heading_20_2">
      <style:text-properties officeooo:paragraph-rsid="001b5d30"/>
    </style:style>
    <style:style style:name="P15" style:family="paragraph" style:parent-style-name="Heading_20_2" style:list-style-name="WWNum1">
      <style:text-properties officeooo:paragraph-rsid="001b5d30"/>
    </style:style>
    <style:style style:name="P16" style:family="paragraph" style:parent-style-name="Heading_20_3">
      <style:text-properties fo:language="en" fo:country="GB" officeooo:rsid="001b5d30" officeooo:paragraph-rsid="001b5d30"/>
    </style:style>
    <style:style style:name="P17" style:family="paragraph" style:parent-style-name="Heading_20_3" style:list-style-name="WWNum1">
      <style:text-properties fo:language="en" fo:country="GB" officeooo:rsid="001b5d30" officeooo:paragraph-rsid="001b5d30"/>
    </style:style>
    <style:style style:name="P18" style:family="paragraph" style:parent-style-name="Heading_20_3" style:list-style-name="WWNum1">
      <style:text-properties officeooo:paragraph-rsid="001b5d30"/>
    </style:style>
    <style:style style:name="P19" style:family="paragraph" style:parent-style-name="Heading_20_3">
      <style:text-properties officeooo:paragraph-rsid="001b5d30"/>
    </style:style>
    <style:style style:name="P20" style:family="paragraph" style:parent-style-name="Standard">
      <style:paragraph-properties fo:line-height="115%" fo:text-align="center" style:justify-single-word="false"/>
      <style:text-properties officeooo:paragraph-rsid="001b5d30"/>
    </style:style>
    <style:style style:name="P21" style:family="paragraph" style:parent-style-name="Standard">
      <style:paragraph-properties fo:line-height="100%" fo:text-align="center" style:justify-single-word="false"/>
      <style:text-properties officeooo:paragraph-rsid="001b5d30"/>
    </style:style>
    <style:style style:name="P22" style:family="paragraph" style:parent-style-name="Text_20_body">
      <style:text-properties fo:language="de" fo:country="DE" officeooo:rsid="001b5d30" officeooo:paragraph-rsid="001b5d30"/>
    </style:style>
    <style:style style:name="P23" style:family="paragraph" style:parent-style-name="Text_20_body">
      <style:text-properties officeooo:paragraph-rsid="001b5d30"/>
    </style:style>
    <style:style style:name="P24" style:family="paragraph" style:parent-style-name="Text_20_body">
      <style:text-properties officeooo:rsid="000e4033" officeooo:paragraph-rsid="001b5d30"/>
    </style:style>
    <style:style style:name="P25" style:family="paragraph" style:parent-style-name="Text_20_body">
      <style:text-properties fo:language="en" fo:country="GB" officeooo:rsid="001b5d30" officeooo:paragraph-rsid="001b5d30"/>
    </style:style>
    <style:style style:name="P26" style:family="paragraph" style:parent-style-name="Text_20_body">
      <style:text-properties officeooo:rsid="001bd6b4" officeooo:paragraph-rsid="001bd6b4"/>
    </style:style>
    <style:style style:name="P27" style:family="paragraph" style:parent-style-name="Text_20_body">
      <style:text-properties officeooo:rsid="001bf65c" officeooo:paragraph-rsid="001bf65c"/>
    </style:style>
    <style:style style:name="P28" style:family="paragraph" style:parent-style-name="Text_20_body">
      <style:text-properties officeooo:rsid="001e6c9c" officeooo:paragraph-rsid="001e6c9c"/>
    </style:style>
    <style:style style:name="P29" style:family="paragraph" style:parent-style-name="Text_20_body">
      <style:text-properties officeooo:rsid="001f4c3b" officeooo:paragraph-rsid="001f4c3b"/>
    </style:style>
    <style:style style:name="P30" style:family="paragraph" style:parent-style-name="Text_20_body">
      <style:text-properties officeooo:rsid="002195d3" officeooo:paragraph-rsid="002195d3"/>
    </style:style>
    <style:style style:name="T1" style:family="text">
      <style:text-properties fo:color="#000000" loext:opacity="100%" fo:font-size="8pt" fo:font-weight="bold" fo:background-color="transparent" loext:char-shading-value="0" style:font-size-asian="8pt" style:font-weight-asian="bold" style:font-size-complex="8pt" style:font-weight-complex="bold"/>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officeooo:rsid="001fbe88"/>
    </style:style>
    <style:style style:name="T5" style:family="text">
      <style:text-properties fo:language="de" fo:country="DE" officeooo:rsid="001b5d30"/>
    </style:style>
    <style:style style:name="T6" style:family="text">
      <style:text-properties style:font-name="Liberation Sans" fo:font-size="18pt" fo:language="de" fo:country="DE" style:font-name-asian="Microsoft YaHei" style:font-size-asian="18pt" style:font-name-complex="Arial1" style:font-size-complex="18pt"/>
    </style:style>
    <style:style style:name="T7" style:family="text">
      <style:text-properties style:font-name="Liberation Sans" fo:font-size="18pt" fo:language="de" fo:country="DE" officeooo:rsid="00499c05" style:font-name-asian="Microsoft YaHei" style:font-size-asian="18pt" style:font-name-complex="Arial1" style:font-size-complex="18pt"/>
    </style:style>
    <style:style style:name="T8" style:family="text">
      <style:text-properties officeooo:rsid="000e4033"/>
    </style:style>
    <style:style style:name="T9" style:family="text">
      <style:text-properties officeooo:rsid="001b5d30"/>
    </style:style>
    <style:style style:name="T10" style:family="text">
      <style:text-properties officeooo:rsid="001e5462"/>
    </style:style>
    <style:style style:name="T11" style:family="text">
      <style:text-properties officeooo:rsid="001e6c9c"/>
    </style:style>
    <style:style style:name="T12" style:family="text">
      <style:text-properties officeooo:rsid="001f4c3b"/>
    </style:style>
    <style:style style:name="T13" style:family="text">
      <style:text-properties officeooo:rsid="001f5566"/>
    </style:style>
    <style:style style:name="T14" style:family="text">
      <style:text-properties officeooo:rsid="0020f80a"/>
    </style:style>
    <style:style style:name="T15" style:family="text">
      <style:text-properties officeooo:rsid="002195d3"/>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2"><text:reference-mark-start text:name="Aufgabe"/><text:span text:style-name="T3">A</text:span><text:span text:style-name="T2">ufgabe </text:span><text:span text:style-name="T5">2:Simultane Labyrinthe</text:span><text:reference-mark-end text:name="Aufgabe"/></text:p>
      <text:p text:style-name="P20" loext:marker-style-name="T2"><text:reference-mark-start text:name="TeilnehmerID"/><text:span text:style-name="T7">Teilnahme-ID: </text:span><text:reference-mark-start text:name="ID"/><text:span text:style-name="T7">73504</text:span><text:reference-mark-end text:name="ID"/><text:reference-mark-end text:name="TeilnehmerID"/></text:p>
      <text:p text:style-name="P5" loext:marker-style-name="T2"><text:span text:style-name="T2">Bearbeiter/-innen dieser Aufgabe: </text:span></text:p>
      <text:p text:style-name="P21" loext:marker-style-name="T2"><text:reference-mark-start text:name="Name"/><text:span text:style-name="T6">Jonathan Salomo</text:span><text:reference-mark-end text:name="Name"/></text:p>
      <text:p text:style-name="P6" loext:marker-style-name="T2"><text:span text:style-name="T2"><text:date style:data-style-name="N41" text:date-value="2025-04-22T09:33:34.635999687">22.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2232_4178761632" text:style-name="Index_20_Link" text:visited-style-name="Index_20_Link">Lösungsidee<text:tab/>2</text:a></text:p>
          <text:p text:style-name="P2"><text:a xlink:type="simple" xlink:href="#__RefHeading___Toc3113_1286673537" text:style-name="Index_20_Link" text:visited-style-name="Index_20_Link">Erweiterungen<text:tab/>2</text:a></text:p>
          <text:p text:style-name="P1"><text:a xlink:type="simple" xlink:href="#__RefHeading___Toc2234_4178761632" text:style-name="Index_20_Link" text:visited-style-name="Index_20_Link">Umsetzung<text:tab/>2</text:a></text:p>
          <text:p text:style-name="P2"><text:a xlink:type="simple" xlink:href="#__RefHeading___Toc3121_1286673537" text:style-name="Index_20_Link" text:visited-style-name="Index_20_Link">Erweiterungen<text:tab/>2</text:a></text:p>
          <text:p text:style-name="P1"><text:a xlink:type="simple" xlink:href="#__RefHeading___Toc3125_1286673537" text:style-name="Index_20_Link" text:visited-style-name="Index_20_Link">Laufzeitanalyse<text:tab/>2</text:a></text:p>
          <text:p text:style-name="P2"><text:a xlink:type="simple" xlink:href="#__RefHeading___Toc3131_1286673537" text:style-name="Index_20_Link" text:visited-style-name="Index_20_Link">Erweiterungen<text:tab/>2</text:a></text:p>
          <text:p text:style-name="P1"><text:a xlink:type="simple" xlink:href="#__RefHeading___Toc3135_1286673537" text:style-name="Index_20_Link" text:visited-style-name="Index_20_Link">Speicheranalyse<text:tab/>2</text:a></text:p>
          <text:p text:style-name="P2"><text:a xlink:type="simple" xlink:href="#__RefHeading___Toc3141_1286673537" text:style-name="Index_20_Link" text:visited-style-name="Index_20_Link">Erweiterungen<text:tab/>2</text:a></text:p>
          <text:p text:style-name="P1"><text:a xlink:type="simple" xlink:href="#__RefHeading___Toc626_3532468396" text:style-name="Index_20_Link" text:visited-style-name="Index_20_Link">Beispiele<text:tab/>3</text:a></text:p>
          <text:p text:style-name="P1"><text:a xlink:type="simple" xlink:href="#__RefHeading___Toc2776_622986207" text:style-name="Index_20_Link" text:visited-style-name="Index_20_Link">Quellcode<text:tab/>3</text:a></text:p>
        </text:index-body>
      </text:table-of-content>
      <text:h text:style-name="P8" text:outline-level="1"/>
      <text:h text:style-name="P9" text:outline-level="1"/>
      <text:list xml:id="list683044812" text:style-name="WWNum1">
        <text:list-item>
          <text:h text:style-name="P10" text:outline-level="1"><text:bookmark-start text:name="__RefHeading___Toc2232_4178761632"/>Lösungsidee<text:bookmark-end text:name="__RefHeading___Toc2232_4178761632"/></text:h>
        </text:list-item>
      </text:list>
      <text:p text:style-name="P26">Um die kürzeste Folge an Anweisungen <draw:frame draw:style-name="fr1"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1"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wann dies möglich ist. </text:p>
      <text:p text:style-name="P27">Hierzu betrachten wir die Labyrinthe einzeln. Wenn es in jedem von diesen eine Anweisungsfolge <draw:frame draw:style-name="fr1"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1" draw:name="Objekt5" text:anchor-type="as-char" svg:y="-0.379cm" svg:width="3.193cm" svg:height="0.57cm" draw:z-index="3"><draw:object xlink:href="./Object 5" xlink:type="simple" xlink:show="embed" xlink:actuate="onLoad"/><draw:image xlink:href="./ObjectReplacements/Object 5" xlink:type="simple" xlink:show="embed" xlink:actuate="onLoad"/></draw:frame>gib die den jeweiligen Spieler in Ziel bringt ist schnell klar das es immer eine Anweisungsfolge gibt die beide Spieler ins Ziel bringt. Dies kommt daher, dass ein Spieler stehen bleibt wenn er sein Zielfeld erreicht hat. In unserem Labyrinth ist es immer möglich den Weg zurück zu nehmen den man vorher vom <text:span text:style-name="T10">A</text:span>nfangs<text:span text:style-name="T10">f</text:span>eld aus genommen hat. Dies ändert sich auch nicht wenn Gruben dazu kommen, da diese den Spieler nur auf das Anfangsfeld zurück gesetzt werden. Somit ist klar das solange beide Labyrinthe einzeln lösbar sind <text:span text:style-name="T10">es auch eine Anweisungsfolge gibt, </text:span><text:span text:style-name="T11">die beide Labyrinthe gleichzeitig löst und </text:span><text:span text:style-name="T10">deren Länge </text:span><text:span text:style-name="T10"><draw:frame draw:style-name="fr1" draw:name="Objekt4" text:anchor-type="as-char" svg:y="-0.379cm" svg:width="5.646cm" svg:height="0.534cm" draw:z-index="4"><draw:object xlink:href="./Object 4" xlink:type="simple" xlink:show="embed" xlink:actuate="onLoad"/><draw:image xlink:href="./ObjectReplacements/Object 4" xlink:type="simple" xlink:show="embed" xlink:actuate="onLoad"/></draw:frame></text:span><text:span text:style-name="T10">. </text:span><text:span text:style-name="T11">Da es unter dieser Voraussetzung möglich ist immer erst das eine Labyrinth zu durchlaufen und dann im anderen wieder zum Startpunkt zurückzugehen um in diesem separat den richtigen Weg zu durchlaufen. </text:span></text:p>
      <text:p text:style-name="P28">Somit können wir festhalten, dass es immer möglich ist eine Anweisungsfolge <draw:frame draw:style-name="fr1" draw:name="Objekt6" text:anchor-type="as-char" svg:y="-0.379cm" svg:width="3.064cm" svg:height="0.534cm" draw:z-index="5"><draw:object xlink:href="./Object 6" xlink:type="simple" xlink:show="embed" xlink:actuate="onLoad"/><draw:image xlink:href="./ObjectReplacements/Object 6" xlink:type="simple" xlink:show="embed" xlink:actuate="onLoad"/></draw:frame><text:s/>zu finden <text:span text:style-name="T12">deren Länge </text:span><text:span text:style-name="T12"><draw:frame draw:style-name="fr1" draw:name="Objekt7" text:anchor-type="as-char" svg:y="-0.379cm" svg:width="5.646cm" svg:height="0.534cm" draw:z-index="6"><draw:object xlink:href="./Object 7" xlink:type="simple" xlink:show="embed" xlink:actuate="onLoad"/><draw:image xlink:href="./ObjectReplacements/Object 7" xlink:type="simple" xlink:show="embed" xlink:actuate="onLoad"/></draw:frame></text:span><text:span text:style-name="T12"><text:s/>entspricht. Diese muss jedoch nicht die kürzest mögliche sein, da es sein kann das eine Umsortierung der Anweisungen dazu führt das beide Spieler gleichzeitig eine Schritt machen der sie auf dem Weg zu ihrem Ziel voranbringt. </text:span></text:p>
      <text:p text:style-name="P29">Um diese Anweisungsfolge zu finden <text:span text:style-name="T13">betrachten wir die möglichen Anweisungsfolgen als Baum. </text:span><text:span text:style-name="T14">I</text:span><text:span text:style-name="T13">n </text:span><text:span text:style-name="T14">diesem</text:span><text:span text:style-name="T13"> </text:span><text:span text:style-name="T14">stellt</text:span><text:span text:style-name="T13"> jeder Knoten </text:span><text:span text:style-name="T14">einen</text:span><text:span text:style-name="T13"> </text:span><text:span text:style-name="T13"><draw:frame draw:style-name="fr1" draw:name="Objekt8" text:anchor-type="as-char" svg:y="-0.379cm" svg:width="1.168cm" svg:height="0.471cm" draw:z-index="7"><draw:object xlink:href="./Object 8" xlink:type="simple" xlink:show="embed" xlink:actuate="onLoad"/><draw:image xlink:href="./ObjectReplacements/Object 8" xlink:type="simple" xlink:show="embed" xlink:actuate="onLoad"/></draw:frame></text:span><text:span text:style-name="T13"><text:s/></text:span><text:span text:style-name="T14">da, was ein</text:span><text:span text:style-name="T13"> einzigartiger Zustand der Labyrinthe ist. Ein Frame hat somit folgende Form </text:span><text:span text:style-name="T13"><draw:frame draw:style-name="fr1" draw:name="Objekt9" text:anchor-type="as-char" svg:y="-0.388cm" svg:width="3.131cm" svg:height="0.543cm" draw:z-index="8"><draw:object xlink:href="./Object 9" xlink:type="simple" xlink:show="embed" xlink:actuate="onLoad"/><draw:image xlink:href="./ObjectReplacements/Object 9" xlink:type="simple" xlink:show="embed" xlink:actuate="onLoad"/></draw:frame></text:span><text:span text:style-name="T13">. Zwei Frames sind ans gleich zu betrachten wenn dieser Tupel gleich ist. Dies kommt daher, dass es uns egal ist wie wir zu einem Frame gekommen sind solange dieser Weg der kürzest Mögliche ist. Eine Kante in diesem Graphen </text:span><text:span text:style-name="T14">ist eine Möglichkeit von einem Frame durch eine Anweisung zu einem andern zu kommen. Welche Kanten es von einem Frame geben kann erschließt sich aus dem Labyrinth. Hierbei reicht es </text:span><text:span text:style-name="T15">sich anzusehen welche Wände es an den Koordinaten des Frames im Labyrinth gibt. Jede Richtung die in einem der Labyrinthe „offen“ ist, als in welcher es keine Wand gibt, ist eine mögliche. Somit gibt es von jedem Frame maximal vier Kanten. </text:span></text:p>
      <text:p text:style-name="P30">Diesen Graphen </text:p>
      <text:p text:style-name="P3">//<text:span text:style-name="T9">Erkläre wie man die Bewegungen im Labyrinth als Graphen sehen kann </text:span></text:p>
      <text:p text:style-name="P3">- <text:span text:style-name="T9">was ist ein Knoten in diesem Graphen?</text:span></text:p>
      <text:p text:style-name="P3">//<text:span text:style-name="T9">erklähre wie man von einem Punkt im Graphen alle möglichen Kanten bekommen kann (start/end, Pits, standart)</text:span></text:p>
      <text:p text:style-name="P3">//<text:span text:style-name="T9">Erkläre die Eigenschaften dieses Graphen die wir deffienieren können wenn wir uns für den küzesten Weg von einem zu einem andern Punkt im Labyrinth interesieren</text:span></text:p>
      <text:p text:style-name="P3">- <text:span text:style-name="T9">gerichtet</text:span></text:p>
      <text:p text:style-name="P3">- <text:span text:style-name="T9">ohne Kreise</text:span></text:p>
      <text:p text:style-name="P4"><text:soft-page-break/>//Breadth-first search <text:span text:style-name="T9">mache ich jetzt in diesem Gaphen </text:span></text:p>
      <text:h text:style-name="P14" text:outline-level="2"><text:bookmark-start text:name="__RefHeading___Toc3113_1286673537"/>Erweiterungen<text:bookmark-end text:name="__RefHeading___Toc3113_1286673537"/></text:h>
      <text:h text:style-name="P16" text:outline-level="3">Custom Start/End Positions</text:h>
      <text:p text:style-name="P22">//Beschreibe die Idee</text:p>
      <text:p text:style-name="P22">//Warum ist das Sinnvoll?</text:p>
      <text:p text:style-name="P22">//Beschreibe die Schwierigkeit die es sein kann wenn einer das Ziel gefunden hat (direkt wieder umdrehen) (erwähne auch das das hier nur häufiger vorkommt aber sonst auch möglich ist)</text:p>
      <text:h text:style-name="P16" text:outline-level="3">Custom Pit Leads</text:h>
      <text:p text:style-name="P3">//<text:span text:style-name="T9">Beschreibe die Idee </text:span></text:p>
      <text:p text:style-name="P3">//<text:span text:style-name="T9">Warum ist das sinnvoll?</text:span></text:p>
      <text:p text:style-name="P3">//<text:span text:style-name="T9">Beschreibe die Anpassung die hierfür nötig ist.</text:span></text:p>
      <text:h text:style-name="P16" text:outline-level="3">Plates</text:h>
      <text:p text:style-name="Text_20_body">//<text:span text:style-name="T9">Beschreibe die Idee</text:span></text:p>
      <text:p text:style-name="P3">//<text:span text:style-name="T9">Warum ist das sinnvoll?</text:span></text:p>
      <text:p text:style-name="Text_20_body">//<text:span text:style-name="T9">Beschreibe was die Konsequenz dieser Änderung für den Graphen (unterschiedliche Zustände des Labyrinthes in unterschiedlichen Ästen des Baumes)</text:span></text:p>
      <text:list xml:id="list93335599419339" text:continue-numbering="true" text:style-name="WWNum1">
        <text:list-item>
          <text:h text:style-name="P12" text:outline-level="1" loext:marker-style-name="T2"><text:bookmark-start text:name="__RefHeading___Toc2234_4178761632"/><text:span text:style-name="T2">Umsetzung</text:span><text:bookmark-end text:name="__RefHeading___Toc2234_4178761632"/></text:h>
        </text:list-item>
      </text:list>
      <text:p text:style-name="P3" loext:marker-style-name="T2">//<text:span text:style-name="T9">einlesen durch eigene Methode</text:span></text:p>
      <text:p text:style-name="P24" loext:marker-style-name="T2">//<text:span text:style-name="T9">erklähre warum Arrays für die Walls/Pits </text:span></text:p>
      <text:p text:style-name="P24" loext:marker-style-name="T2">//<text:span text:style-name="T9">erklähre wie der Graph gespeichert wird (Frames)</text:span></text:p>
      <text:p text:style-name="P24" loext:marker-style-name="T2">//<text:span text:style-name="T9">erklähre warum eine Queue für die Frames</text:span></text:p>
      <text:p text:style-name="P24" loext:marker-style-name="T2">//<text:span text:style-name="T9">erklähre die Schönheit des knowen Frames Arrays </text:span></text:p>
      <text:p text:style-name="P24" loext:marker-style-name="T2">//<text:span text:style-name="T9">erklähre die Umsetzung der Breitensuche durch die while schleife (Abruchbedingung erwähnen)</text:span></text:p>
      <text:p text:style-name="P24" loext:marker-style-name="T2">//<text:span text:style-name="T9">erklähre das rekusive finden der Anweisungsfolge</text:span></text:p>
      <text:h text:style-name="P14" text:outline-level="2"><text:bookmark-start text:name="__RefHeading___Toc3121_1286673537"/>Erweiterungen<text:bookmark-end text:name="__RefHeading___Toc3121_1286673537"/></text:h>
      <text:h text:style-name="P16" text:outline-level="3">Custom Start/End Positions</text:h>
      <text:p text:style-name="P25">//Anpassung der Funding der möglichkeiten findung</text:p>
      <text:h text:style-name="P16" text:outline-level="3"><text:soft-page-break/>Custom Pit Leads</text:h>
      <text:p text:style-name="P25">//Datenschtrucktur die hierführ verwendeung findet</text:p>
      <text:p text:style-name="P25">//Anpassung der Funding der möglichkeiten findung</text:p>
      <text:h text:style-name="P16" text:outline-level="3">Plates</text:h>
      <text:p text:style-name="P25">//Anpassung der Frame Klasse </text:p>
      <text:p text:style-name="P25">- enthällt ihre eingene Kopie des Labyrinthes</text:p>
      <text:p text:style-name="P25">- kontroliert ob sich an der was ändert wenn sie erstellt wird</text:p>
      <text:p text:style-name="P25">//Anpassung der Datenstrucktur für kowenFrames (set)</text:p>
      <text:p text:style-name="P25">- Equels</text:p>
      <text:p text:style-name="P25">//Anppasungen an der Ausgabe die dadurch entstehen das das Ergebniss ein anderes Labyrinth haben kann als der Anfang</text:p>
      <text:list xml:id="list93336002739081" text:continue-numbering="true" text:style-name="WWNum1">
        <text:list-item>
          <text:h text:style-name="P11" text:outline-level="1" loext:marker-style-name="T2"><text:bookmark-start text:name="__RefHeading___Toc3125_1286673537"/><text:span text:style-name="T8">Laufzeitanalyse</text:span><text:bookmark-end text:name="__RefHeading___Toc3125_1286673537"/></text:h>
        </text:list-item>
      </text:list>
      <text:p text:style-name="P3" loext:marker-style-name="T2"/>
      <text:h text:style-name="P14" text:outline-level="2"><text:bookmark-start text:name="__RefHeading___Toc3131_1286673537"/>Erweiterungen<text:bookmark-end text:name="__RefHeading___Toc3131_1286673537"/></text:h>
      <text:h text:style-name="P16" text:outline-level="3"><text:bookmark-start text:name="__RefHeading___Toc3133_1286673537"/>Custom Start/End Positions<text:bookmark-end text:name="__RefHeading___Toc3133_1286673537"/></text:h>
      <text:h text:style-name="P16" text:outline-level="3">Custom Pit Leads</text:h>
      <text:h text:style-name="P16" text:outline-level="3">Plates</text:h>
      <text:p text:style-name="P3" loext:marker-style-name="T2"/>
      <text:list text:continue-numbering="true" text:style-name="WWNum1">
        <text:list-item>
          <text:h text:style-name="P11" text:outline-level="1" loext:marker-style-name="T2"><text:bookmark-start text:name="__RefHeading___Toc3135_1286673537"/><text:span text:style-name="T4">S</text:span><text:span text:style-name="T2">peicheranalyse</text:span><text:bookmark-end text:name="__RefHeading___Toc3135_1286673537"/></text:h>
          <text:list>
            <text:list-item>
              <text:h text:style-name="P15" text:outline-level="2"><text:bookmark-start text:name="__RefHeading___Toc3131_1286673537 Kopie 1"/>Erweiterungen<text:bookmark-end text:name="__RefHeading___Toc3131_1286673537 Kopie 1"/></text:h>
              <text:list>
                <text:list-item>
                  <text:h text:style-name="P17" text:outline-level="3"><text:bookmark-start text:name="__RefHeading___Toc3133_1286673537 Kopie 1"/>Custom Start/End Positions<text:bookmark-end text:name="__RefHeading___Toc3133_1286673537 Kopie 1"/></text:h>
                </text:list-item>
                <text:list-item>
                  <text:h text:style-name="P17" text:outline-level="3">Custom Pit Leads</text:h>
                </text:list-item>
                <text:list-item>
                  <text:h text:style-name="P17" text:outline-level="3">Plates</text:h>
                </text:list-item>
              </text:list>
              <text:h text:style-name="P15" text:outline-level="2"><text:bookmark text:name="__RefHeading___Toc3141_1286673537"/></text:h>
              <text:list>
                <text:list-item text:start-value="1">
                  <text:h text:style-name="P18" text:outline-level="3" text:restart-numbering="true" text:start-value="-1"><text:bookmark text:name="__RefHeading___Toc3143_1286673537"/></text:h>
                </text:list-item>
              </text:list>
            </text:list-item>
          </text:list>
        </text:list-item>
      </text:list>
      <text:p text:style-name="P3"/>
      <text:list xml:id="list93336186133664" text:continue-numbering="true" text:style-name="WWNum1">
        <text:list-item>
          <text:h text:style-name="P13" text:outline-level="1" loext:marker-style-name="T2"><text:bookmark-start text:name="__RefHeading___Toc626_3532468396"/><text:span text:style-name="T2">Beispiele</text:span><text:bookmark-end text:name="__RefHeading___Toc626_3532468396"/></text:h>
        </text:list-item>
      </text:list>
      <text:h text:style-name="P19" text:outline-level="3" loext:marker-style-name="T2"/>
      <text:list text:continue-numbering="true" text:style-name="WWNum1">
        <text:list-header>
          <text:h text:style-name="P11" text:outline-level="1" loext:marker-style-name="T2"><text:bookmark-start text:name="__RefHeading___Toc2776_622986207"/>Quellcode<text:bookmark-end text:name="__RefHeading___Toc2776_622986207"/></text:h>
        </text:list-header>
      </text:list>
      <text:h text:style-name="P19" text:outline-level="3" loext:marker-style-name="T2"><text:span text:style-name="Source_20_Text"><text:span text:style-name="T1"/></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24.2.5.2$Windows_X86_64 LibreOffice_project/bffef4ea93e59bebbeaf7f431bb02b1a39ee8a59</meta:generator>
    <dc:date>2025-04-22T09:33:34.494000000</dc:date>
    <meta:editing-duration>PT1H42M25S</meta:editing-duration>
    <meta:editing-cycles>7</meta:editing-cycles>
    <meta:document-statistic meta:table-count="0" meta:image-count="0" meta:object-count="9" meta:page-count="5" meta:paragraph-count="76" meta:word-count="704" meta:character-count="4649" meta:non-whitespace-character-count="4002"/>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2/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4/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row>
      <mi mathvariant="italic">Frame</mi>
    </mrow>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